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C80000003E011DAD34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588cm" table:align="left"/>
    </style:style>
    <style:style style:name="Tableau1.A" style:family="table-column">
      <style:table-column-properties style:column-width="17.588cm"/>
    </style:style>
    <style:style style:name="Tableau1.A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fr" fo:country="BE" officeooo:paragraph-rsid="004964a9"/>
    </style:style>
    <style:style style:name="P2" style:family="paragraph" style:parent-style-name="Text_20_body">
      <style:text-properties fo:language="fr" fo:country="BE" style:text-underline-style="none" officeooo:rsid="002e3903"/>
    </style:style>
    <style:style style:name="P3" style:family="paragraph" style:parent-style-name="Text_20_body">
      <style:text-properties fo:language="fr" fo:country="BE" officeooo:rsid="004c489e" officeooo:paragraph-rsid="004c489e"/>
    </style:style>
    <style:style style:name="P4" style:family="paragraph" style:parent-style-name="Text_20_body">
      <style:paragraph-properties fo:text-align="center" style:justify-single-word="false"/>
      <style:text-properties fo:font-size="18pt" fo:language="fr" fo:country="BE" officeooo:paragraph-rsid="00452304" style:font-size-asian="18pt" style:font-size-complex="18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2" fo:language="fr" fo:country="BE" fo:font-weight="bold" officeooo:paragraph-rsid="004964a9" style:font-weight-asian="bold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Liberation Serif2" fo:language="fr" fo:country="BE" officeooo:paragraph-rsid="004964a9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language="fr" fo:country="BE" officeooo:rsid="0062c529" officeooo:paragraph-rsid="004ad01a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style:font-name="Liberation Serif2" fo:language="fr" fo:country="BE" officeooo:paragraph-rsid="004964a9"/>
    </style:style>
    <style:style style:name="P9" style:family="paragraph" style:parent-style-name="Table_20_Heading">
      <style:text-properties fo:language="fr" fo:country="BE" officeooo:rsid="005a4b96" officeooo:paragraph-rsid="004964a9"/>
    </style:style>
    <style:style style:name="P10" style:family="paragraph" style:parent-style-name="Heading_20_2">
      <style:text-properties officeooo:paragraph-rsid="003cf6d1"/>
    </style:style>
    <style:style style:name="P11" style:family="paragraph" style:parent-style-name="Frame_20_contents">
      <style:paragraph-properties fo:text-align="start" style:justify-single-word="false"/>
    </style:style>
    <style:style style:name="P12" style:family="paragraph" style:parent-style-name="Standard" style:master-page-name="Standard">
      <style:paragraph-properties style:page-number="auto" fo:break-before="auto" fo:break-after="auto"/>
      <style:text-properties fo:language="fr" fo:country="BE"/>
    </style:style>
    <style:style style:name="P13" style:family="paragraph" style:parent-style-name="Heading_20_1">
      <style:paragraph-properties fo:text-align="center" style:justify-single-word="false" fo:break-before="page"/>
      <style:text-properties fo:language="fr" fo:country="BE" officeooo:paragraph-rsid="003cf6d1"/>
    </style:style>
    <style:style style:name="P14" style:family="paragraph" style:parent-style-name="Text_20_body">
      <style:text-properties fo:language="fr" fo:country="BE" officeooo:paragraph-rsid="004964a9"/>
    </style:style>
    <style:style style:name="T1" style:family="text">
      <style:text-properties officeooo:rsid="002e3903"/>
    </style:style>
    <style:style style:name="T2" style:family="text">
      <style:text-properties style:text-underline-style="none" officeooo:rsid="002e3903"/>
    </style:style>
    <style:style style:name="T3" style:family="text">
      <style:text-properties style:text-underline-style="none" officeooo:rsid="003855a3"/>
    </style:style>
    <style:style style:name="T4" style:family="text">
      <style:text-properties style:text-underline-style="none" officeooo:rsid="002e3903" fo:background-color="#ffff00"/>
    </style:style>
    <style:style style:name="T5" style:family="text">
      <style:text-properties style:text-underline-style="none" officeooo:rsid="002e3903" fo:background-color="#00ae00"/>
    </style:style>
    <style:style style:name="T6" style:family="text">
      <style:text-properties style:text-underline-style="none" officeooo:rsid="002e3903" fo:background-color="transparent"/>
    </style:style>
    <style:style style:name="T7" style:family="text">
      <style:text-properties style:text-underline-style="none" fo:font-weight="bold" officeooo:rsid="00436b5f" fo:background-color="transparent" style:font-weight-asian="bold" style:font-weight-complex="bold"/>
    </style:style>
    <style:style style:name="T8" style:family="text">
      <style:text-properties style:text-underline-style="none" fo:font-weight="bold" officeooo:rsid="002e3903" fo:background-color="#ff3333" style:font-weight-asian="bold" style:font-weight-complex="bold"/>
    </style:style>
    <style:style style:name="T9" style:family="text">
      <style:text-properties officeooo:rsid="003855a3"/>
    </style:style>
    <style:style style:name="T10" style:family="text">
      <style:text-properties fo:language="fr" fo:country="BE" style:text-underline-style="none" officeooo:rsid="002e3903"/>
    </style:style>
    <style:style style:name="T11" style:family="text">
      <style:text-properties fo:language="fr" fo:country="BE" style:text-underline-style="none" officeooo:rsid="002e3903" fo:background-color="#ffff00"/>
    </style:style>
    <style:style style:name="T12" style:family="text">
      <style:text-properties fo:language="fr" fo:country="BE" style:text-underline-style="none" officeooo:rsid="003cf6d1"/>
    </style:style>
    <style:style style:name="T13" style:family="text">
      <style:text-properties fo:language="fr" fo:country="BE" style:text-underline-style="none" officeooo:rsid="003288cd"/>
    </style:style>
    <style:style style:name="T14" style:family="text">
      <style:text-properties officeooo:rsid="003b7889"/>
    </style:style>
    <style:style style:name="T15" style:family="text">
      <style:text-properties fo:font-weight="bold" officeooo:rsid="003ee02b" style:font-weight-asian="bold" style:font-weight-complex="bold"/>
    </style:style>
    <style:style style:name="T16" style:family="text">
      <style:text-properties fo:font-size="16pt" style:text-underline-style="none" fo:font-weight="normal" officeooo:rsid="00436b5f" fo:background-color="transparent" style:font-size-asian="16pt" style:font-weight-asian="normal" style:font-size-complex="16pt" style:font-weight-complex="normal"/>
    </style:style>
    <style:style style:name="T17" style:family="text">
      <style:text-properties fo:font-size="16pt" style:text-underline-style="none" fo:font-weight="normal" officeooo:rsid="002e3903" fo:background-color="transparent" style:font-size-asian="16pt" style:font-weight-asian="normal" style:font-size-complex="16pt" style:font-weight-complex="normal"/>
    </style:style>
    <style:style style:name="T18" style:family="text">
      <style:text-properties fo:font-size="18pt" style:text-underline-style="none" fo:font-weight="bold" officeooo:rsid="002e3903" fo:background-color="transparent" style:font-size-asian="18pt" style:font-weight-asian="bold" style:font-size-complex="18pt" style:font-weight-complex="bold"/>
    </style:style>
    <style:style style:name="T19" style:family="text">
      <style:text-properties style:text-underline-style="solid" style:text-underline-width="auto" style:text-underline-color="font-color" officeooo:rsid="003855a3"/>
    </style:style>
    <style:style style:name="fr1" style:family="graphic" style:parent-style-name="Frame">
      <style:graphic-properties style:run-through="foreground" style:protect="none" style:wrap="none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for each="note in objects"&gt;</text:placeholder></text:p>
      <text:p text:style-name="P13"><text:span text:style-name="T19">Équipement :</text:span><text:span text:style-name="T3"> </text:span><text:span text:style-name="T4"><text:placeholder text:placeholder-type="text">&lt;note.equipement.code&gt;</text:placeholder></text:span></text:p>
      <text:p text:style-name="Heading_20_2"><text:span text:style-name="T14">Unité de gestion </text:span><text:span text:style-name="T9">:</text:span><text:span text:style-name="T3"> </text:span><text:span text:style-name="T4"><text:placeholder text:placeholder-type="text">&lt;note.ug.code&gt;</text:placeholder></text:span><text:span text:style-name="T2"> </text:span></text:p>
      <text:p text:style-name="P10"><text:span text:style-name="T12">S</text:span><text:span text:style-name="T10">tation N° : </text:span><text:span text:style-name="T11"><text:placeholder text:placeholder-type="text">&lt;note.station.code&gt;</text:placeholder></text:span><text:span text:style-name="T10"> </text:span></text:p>
      <text:p text:style-name="P10"><text:span text:style-name="T13">E</text:span><text:span text:style-name="T10">mplacement </text:span><text:span text:style-name="T13">N°</text:span><text:span text:style-name="T10"> : </text:span><text:span text:style-name="T11"><text:placeholder text:placeholder-type="text">&lt;note.emplacement.code&gt;</text:placeholder></text:span></text:p>
      <text:p text:style-name="Heading_20_3"><text:span text:style-name="T16">Date : </text:span><text:span text:style-name="T17"><text:placeholder text:placeholder-type="text">&lt;note.date&gt;</text:placeholder></text:span><text:span text:style-name="T18"> </text:span></text:p>
      <text:p text:style-name="P4"><text:span text:style-name="T15">Arbre</text:span><text:span text:style-name="T1"> </text:span>: <text:span text:style-name="T5"><text:placeholder text:placeholder-type="text">&lt;note.arbre.code&gt;</text:placeholder></text:span><text:span text:style-name="T6"> </text:span><text:span text:style-name="T7">Note : </text:span><text:span text:style-name="T8"><text:placeholder text:placeholder-type="text">&lt;note.note&gt;</text:placeholder></text:span></text:p>
      <text:p text:style-name="P2"/>
      <table:table table:name="Tableau1" table:style-name="Tableau1">
        <table:table-column table:style-name="Tableau1.A"/>
        <table:table-header-rows>
          <table:table-row>
            <table:table-cell table:style-name="Tableau1.A1" office:value-type="string">
              <text:p text:style-name="P9">Taxinomie</text:p>
            </table:table-cell>
          </table:table-row>
        </table:table-header-rows>
        <table:table-row>
          <table:table-cell table:style-name="Tableau1.A2" office:value-type="string">
            <text:p text:style-name="P8"><text:placeholder text:placeholder-type="text">&lt;for each="line in note.arbre.essence"&gt;</text:placeholder></text:p>
          </table:table-cell>
        </table:table-row>
        <table:table-row>
          <table:table-cell table:style-name="Tableau1.A3" office:value-type="string">
            <text:p text:style-name="P5"><text:placeholder text:placeholder-type="text">&lt;line.lb_nom&gt;</text:placeholder></text:p>
          </table:table-cell>
        </table:table-row>
        <table:table-row>
          <table:table-cell table:style-name="Tableau1.A4" office:value-type="string">
            <text:p text:style-name="P6"><text:placeholder text:placeholder-type="text">&lt;/for&gt;</text:placeholder></text:p>
          </table:table-cell>
        </table:table-row>
      </table:table>
      <text:p text:style-name="P1"/>
      <text:p text:style-name="P7">Photo :<text:tab/><text:tab/><text:tab/><text:tab/><text:tab/><text:tab/> Plan de situation :</text:p>
      <text:p text:style-name="P3"><draw:frame draw:style-name="fr1" draw:name="image: (StringIO(str(note.arbre.image_map)), 'image/jpeg')" text:anchor-type="paragraph" svg:x="8.872cm" svg:y="0.235cm" svg:width="8.68cm" svg:height="7.646cm" draw:z-index="4"><draw:text-box><text:p text:style-name="P11"/></draw:text-box></draw:frame><draw:frame draw:style-name="fr1" draw:name="image: (StringIO(str(note.arbre.photo)), 'image/jpeg')" text:anchor-type="paragraph" svg:x="0.041cm" svg:y="0.21cm" svg:width="8.68cm" svg:height="7.646cm" draw:z-index="3"><draw:text-box><text:p text:style-name="P11"/></draw:text-box></draw:frame>Commentaires :</text:p>
      <text:p text:style-name="P3"/>
      <text:p text:style-name="P3"/>
      <text:p text:style-name="P3"/>
      <text:p text:style-name="P3"/>
      <text:p text:style-name="P1"/>
      <text:p text:style-name="P1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053cm" fo:margin-bottom="0.796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831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0.796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10.88cm" svg:y="0.423cm" svg:width="6.309cm" svg:height="1.909cm" draw:z-index="2"><draw:image xlink:href="Pictures/10000000000000C80000003E011DAD34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bef_5f_conditions" style:display-name="bef_conditions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1" meta:image-count="1" meta:object-count="0" meta:page-count="3" meta:paragraph-count="14" meta:word-count="45" meta:character-count="353" meta:non-whitespace-character-count="313"/>
    <meta:user-defined meta:name="Info 1"/>
    <meta:user-defined meta:name="Info 2"/>
    <meta:user-defined meta:name="Info 3"/>
    <meta:user-defined meta:name="Info 4"/>
  </office:meta>
</office:document-meta>
</file>